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4pt" style:font-name-asian="WenQuanYi Micro Hei" style:font-size-asian="14pt" style:font-size-complex="14pt"/>
    </style:style>
    <style:style style:name="P2" style:family="paragraph" style:parent-style-name="Standard">
      <style:text-properties style:font-name="WenQuanYi Micro Hei" fo:font-size="14pt" style:font-name-asian="WenQuanYi Micro Hei" style:font-size-asian="14pt" style:font-size-complex="14pt"/>
    </style:style>
    <style:style style:name="P3" style:family="paragraph" style:parent-style-name="Standard">
      <style:text-properties style:font-name="WenQuanYi Micro Hei" fo:font-size="14pt" officeooo:paragraph-rsid="00485b8b" style:font-name-asian="WenQuanYi Micro Hei" style:font-size-asian="14pt" style:font-size-complex="14pt"/>
    </style:style>
    <style:style style:name="P4" style:family="paragraph" style:parent-style-name="Standard">
      <style:paragraph-properties fo:background-color="#e6e6ff">
        <style:background-image/>
      </style:paragraph-properties>
      <style:text-properties style:font-name="WenQuanYi Micro Hei" fo:font-size="14pt" officeooo:rsid="005a93d6" officeooo:paragraph-rsid="005a93d6" style:font-name-asian="WenQuanYi Micro Hei" style:font-size-asian="14pt" style:font-size-complex="14pt"/>
    </style:style>
    <style:style style:name="P5" style:family="paragraph" style:parent-style-name="Standard">
      <style:paragraph-properties fo:background-color="#e6e6ff">
        <style:background-image/>
      </style:paragraph-properties>
      <style:text-properties style:font-name="WenQuanYi Micro Hei" fo:font-size="14pt" officeooo:rsid="005ffcf2" officeooo:paragraph-rsid="005ffcf2" style:font-name-asian="WenQuanYi Micro Hei" style:font-size-asian="14pt" style:font-size-complex="14pt"/>
    </style:style>
    <style:style style:name="T1" style:family="text">
      <style:text-properties officeooo:rsid="001e07f3"/>
    </style:style>
    <style:style style:name="T2" style:family="text">
      <style:text-properties fo:font-weight="bold" style:font-weight-asian="bold" style:font-weight-complex="bold"/>
    </style:style>
    <style:style style:name="T3" style:family="text">
      <style:text-properties officeooo:rsid="00365577"/>
    </style:style>
    <style:style style:name="T4" style:family="text">
      <style:text-properties officeooo:rsid="00394ca5"/>
    </style:style>
    <style:style style:name="T5" style:family="text">
      <style:text-properties officeooo:rsid="00528fc0"/>
    </style:style>
    <style:style style:name="T6" style:family="text">
      <style:text-properties officeooo:rsid="0056ccee"/>
    </style:style>
    <style:style style:name="T7" style:family="text">
      <style:text-properties officeooo:rsid="005812e3"/>
    </style:style>
    <style:style style:name="T8" style:family="text">
      <style:text-properties officeooo:rsid="00592f11"/>
    </style:style>
    <style:style style:name="T9" style:family="text">
      <style:text-properties officeooo:rsid="00597303"/>
    </style:style>
    <style:style style:name="T10" style:family="text">
      <style:text-properties officeooo:rsid="005e2678"/>
    </style:style>
    <style:style style:name="T11" style:family="text">
      <style:text-properties officeooo:rsid="005ffcf2"/>
    </style:style>
    <style:style style:name="T12" style:family="text">
      <style:text-properties officeooo:rsid="00619619"/>
    </style:style>
    <style:style style:name="T13" style:family="text">
      <style:text-properties officeooo:rsid="00637f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说起</text:span><text:span text:style-name="T2">多线程</text:span>，必然想到了进程、锁等东西，python跟线程有关的模块有<text:span text:style-name="T2">thread</text:span>模块、<text:span text:style-name="T2">threading</text:span>模块、<text:span text:style-name="T2">Queue</text:span>模块、<text:span text:style-name="T2">mutex</text:span>模块、<text:span text:style-name="T2">SocketServer</text:span>模块。thread模块提供了基本的线程和锁的支持，但不建议使用，因为当主线程退出的时候，所有其它线程没有被清除就退出了，而threading模块提供了功能<text:span text:style-name="T13">更</text:span>强的线程管理能力，能确保所有重要的子线程都退出后，进程才结束。Queue模块允许用户创建一个可以用于多个线程之间共享数据的队列数据结构。mutex是个互斥对象，SocketServer具有线程控制的TCP和UDP管理器。</text:p>
      <text:p text:style-name="P2">如果用到了thread模块，在<text:span text:style-name="T3">start_new_thread创建一个新的线程之前，可能要allocate_</text:span><text:span text:style-name="T4">lock分配一个LockType类型的锁对象，然后去acquire获取锁对象，创建线程之后，在新线程中做完某些事情就可以release释放锁，通常要在主线程中检查每个线程锁locked状态，当所有锁release之后主线程结束。</text:span></text:p>
      <text:p text:style-name="P3">threading模块不必像thread模块那样操作锁，只需join使程序挂起即可。threading模块中的Thread类是主要的运行对象，常用的有几种比较相像的用法，如创建Thread实例后传给它一个函数或一个可调用的类对象（可通过apply<text:span text:style-name="T8">()</text:span>实现__<text:span text:style-name="T7">call__()</text:span>），或者是从Thread派生一个子类<text:span text:style-name="T9">（重写run()）</text:span>并创建这个子类的实例。下面展示一个简单的例子，创建两个线程，Thread实例中传入函数，分别sleep<text:span text:style-name="T6">6</text:span><text:span text:style-name="T5">妙、</text:span><text:span text:style-name="T6">3</text:span><text:span text:style-name="T5">妙，主线程显示运行总时间。</text:span></text:p>
      <text:p text:style-name="P4">#!/usr/bin/env python </text:p>
      <text:p text:style-name="P4"/>
      <text:p text:style-name="P4">import threading </text:p>
      <text:p text:style-name="P4">from time import sleep, ctime </text:p>
      <text:p text:style-name="P4"/>
      <text:p text:style-name="P4">loops = [6, 3] # sleep sec </text:p>
      <text:p text:style-name="P4"/>
      <text:p text:style-name="P4">def loop(nloop, nsec): </text:p>
      <text:p text:style-name="P4"><text:tab/>print 'start loop', nloop, 'at:', ctime() </text:p>
      <text:p text:style-name="P4"><text:tab/>sleep(nsec) </text:p>
      <text:p text:style-name="P4"><text:tab/>print 'loop', nloop, 'done at:', ctime() </text:p>
      <text:p text:style-name="P4"/>
      <text:p text:style-name="P4">def main(): </text:p>
      <text:p text:style-name="P4"><text:tab/>print 'starting at:', ctime() </text:p>
      <text:p text:style-name="P4"><text:tab/>threads = [] </text:p>
      <text:p text:style-name="P4"><text:tab/>nloops = range(len(loops)) </text:p>
      <text:p text:style-name="P4"/>
      <text:p text:style-name="P4"><text:soft-page-break/><text:tab/>for i in nloops: </text:p>
      <text:p text:style-name="P4"><text:tab/><text:tab/>t = threading.Thread(target = loop, args = (i, loops[i])) </text:p>
      <text:p text:style-name="P4"><text:tab/><text:tab/>threads.append(t) </text:p>
      <text:p text:style-name="P4"/>
      <text:p text:style-name="P4"><text:tab/>for i in nloops: </text:p>
      <text:p text:style-name="P4"><text:tab/><text:tab/>threads[i].start() </text:p>
      <text:p text:style-name="P4"/>
      <text:p text:style-name="P4"><text:tab/>for i in nloops: </text:p>
      <text:p text:style-name="P4"><text:tab/><text:tab/>threads[i].join() </text:p>
      <text:p text:style-name="P4"/>
      <text:p text:style-name="P4"><text:tab/>print 'all done at:', ctime() </text:p>
      <text:p text:style-name="P4"/>
      <text:p text:style-name="P4">if __name__ == '__main__': </text:p>
      <text:p text:style-name="P4"><text:tab/>main()</text:p>
      <text:p text:style-name="P2">下面是运行结果<text:span text:style-name="T10">：</text:span></text:p>
      <text:p text:style-name="P5">starting at: Tue Jun <text:s/>9 09:56:32 2015 </text:p>
      <text:p text:style-name="P5">start loop 0 at: Tue Jun <text:s/>9 09:56:32 2015 </text:p>
      <text:p text:style-name="P5">start loop 1 at: Tue Jun <text:s/>9 09:56:32 2015 </text:p>
      <text:p text:style-name="P5">loop 1 done at: Tue Jun <text:s/>9 09:56:35 2015 </text:p>
      <text:p text:style-name="P5">loop 0 done at: Tue Jun <text:s/>9 09:56:38 2015 </text:p>
      <text:p text:style-name="P5">all done at: Tue Jun <text:s/>9 09:56:38 2015</text:p>
      <text:p text:style-name="P2">可以看出<text:span text:style-name="T11">，主线程时间为子线程时间较长的那个时间</text:span><text:span text:style-name="T12">，6秒。</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junjie </meta:initial-creator>
    <meta:creation-date>2015-06-08T20:09:30</meta:creation-date>
    <meta:generator>LibreOffice/4.0.2.2$Linux_X86_64 LibreOffice_project/400m0$Build-2</meta:generator>
    <dc:date>2015-06-09T10:09:24</dc:date>
    <dc:creator>hanjunjie </dc:creator>
    <meta:editing-duration>PT1H33M38S</meta:editing-duration>
    <meta:editing-cycles>75</meta:editing-cycles>
    <meta:document-statistic meta:table-count="0" meta:image-count="0" meta:object-count="0" meta:page-count="2" meta:paragraph-count="33" meta:word-count="632" meta:character-count="1489" meta:non-whitespace-character-count="1337"/>
  </office:meta>
</office:document-meta>
</file>